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150d2" officeooo:paragraph-rsid="001150d2" style:font-weight-asian="bold" style:font-weight-complex="bold"/>
    </style:style>
    <style:style style:name="P2" style:family="paragraph" style:parent-style-name="Standard">
      <style:text-properties officeooo:rsid="001150d2" officeooo:paragraph-rsid="001150d2"/>
    </style:style>
    <style:style style:name="P3" style:family="paragraph" style:parent-style-name="Standard" style:list-style-name="L1">
      <style:text-properties officeooo:rsid="001150d2" officeooo:paragraph-rsid="001150d2"/>
    </style:style>
    <style:style style:name="P4" style:family="paragraph" style:parent-style-name="Standard">
      <style:text-properties style:text-underline-style="none" fo:font-weight="bold" officeooo:rsid="00136550" officeooo:paragraph-rsid="00136550" style:font-weight-asian="bold" style:font-weight-complex="bold"/>
    </style:style>
    <style:style style:name="P5" style:family="paragraph" style:parent-style-name="Standard" style:list-style-name="L2">
      <style:text-properties style:text-underline-style="none" fo:font-weight="normal" officeooo:rsid="00136550" officeooo:paragraph-rsid="0013655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6550" officeooo:paragraph-rsid="00136550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148e66" officeooo:paragraph-rsid="00148e66" style:font-weight-asian="bold" style:font-weight-complex="bold"/>
    </style:style>
    <style:style style:name="P8" style:family="paragraph" style:parent-style-name="Standard" style:list-style-name="L3">
      <style:text-properties style:text-underline-style="none" fo:font-weight="normal" officeooo:rsid="00148e66" officeooo:paragraph-rsid="00148e6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48e66" officeooo:paragraph-rsid="00148e66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17050b" officeooo:paragraph-rsid="0017050b" style:font-weight-asian="bold" style:font-weight-complex="bold"/>
    </style:style>
    <style:style style:name="P11" style:family="paragraph" style:parent-style-name="Standard" style:list-style-name="L4">
      <style:text-properties style:text-underline-style="none" fo:font-weight="normal" officeooo:rsid="0017050b" officeooo:paragraph-rsid="0017050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7050b" officeooo:paragraph-rsid="0017050b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17ba2a" officeooo:paragraph-rsid="0017ba2a" style:font-weight-asian="bold" style:font-weight-complex="bold"/>
    </style:style>
    <style:style style:name="P14" style:family="paragraph" style:parent-style-name="Standard" style:list-style-name="L5">
      <style:text-properties style:text-underline-style="none" fo:font-weight="normal" officeooo:rsid="0017ba2a" officeooo:paragraph-rsid="0017ba2a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7ba2a" officeooo:paragraph-rsid="0017ba2a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17c7ad" officeooo:paragraph-rsid="0017c7ad" style:font-weight-asian="bold" style:font-weight-complex="bold"/>
    </style:style>
    <style:style style:name="P17" style:family="paragraph" style:parent-style-name="Standard" style:list-style-name="L6">
      <style:text-properties style:text-underline-style="none" fo:font-weight="normal" officeooo:rsid="0017c7ad" officeooo:paragraph-rsid="0017c7ad" style:font-weight-asian="normal" style:font-weight-complex="normal"/>
    </style:style>
    <style:style style:name="P18" style:family="paragraph" style:parent-style-name="Standard" style:list-style-name="L6">
      <style:text-properties style:text-underline-style="none" fo:font-weight="normal" officeooo:rsid="0017c7ad" officeooo:paragraph-rsid="00194bf7" style:font-weight-asian="normal" style:font-weight-complex="normal"/>
    </style:style>
    <style:style style:name="T1" style:family="text">
      <style:text-properties officeooo:rsid="001213f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4b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OBJETIVO</text:p>
      <text:p text:style-name="P2"/>
      <text:list text:style-name="L1">
        <text:list-item>
          <text:p text:style-name="P3"><text:span text:style-name="T1">I</text:span>nformar de unos resultados</text:p>
        </text:list-item>
        <text:list-item>
          <text:p text:style-name="P3">Provocar una acción/reacción</text:p>
        </text:list-item>
        <text:list-item>
          <text:p text:style-name="P3">Entretener</text:p>
        </text:list-item>
        <text:list-item>
          <text:p text:style-name="P3">Aumentar “credibilidad”</text:p>
        </text:list-item>
      </text:list>
      <text:p text:style-name="P2"><text:span text:style-name="T2"/></text:p>
      <text:p text:style-name="P2"><text:span text:style-name="T2"/></text:p>
      <text:p text:style-name="P4">EL PÚBLICO</text:p>
      <text:p text:style-name="P4"/>
      <text:list text:style-name="L2">
        <text:list-item>
          <text:p text:style-name="P5">Informar → Quien debe saber</text:p>
        </text:list-item>
        <text:list-item>
          <text:p text:style-name="P5">Acción → Quien debe actuar</text:p>
        </text:list-item>
        <text:list-item>
          <text:p text:style-name="P5">Entretener → quien más se ríe</text:p>
        </text:list-item>
        <text:list-item>
          <text:p text:style-name="P5">Promocionarse → Quien más conexiones tenga</text:p>
        </text:list-item>
      </text:list>
      <text:p text:style-name="P6"/>
      <text:p text:style-name="P6"/>
      <text:p text:style-name="P7">EL ESTILO</text:p>
      <text:p text:style-name="P7"/>
      <text:list text:style-name="L3">
        <text:list-item>
          <text:p text:style-name="P8">La Detalles: Detalles</text:p>
        </text:list-item>
        <text:list-item>
          <text:p text:style-name="P8">La Directa: Al grano</text:p>
        </text:list-item>
        <text:list-item>
          <text:p text:style-name="P8">La Apasionada: Emocioname</text:p>
        </text:list-item>
        <text:list-item>
          <text:p text:style-name="P8">La Conciliadora: Considéranos</text:p>
        </text:list-item>
      </text:list>
      <text:p text:style-name="P9"/>
      <text:p text:style-name="P9"/>
      <text:p text:style-name="P10">LOS MENSAJES</text:p>
      <text:p text:style-name="P10"/>
      <text:list text:style-name="L4">
        <text:list-item>
          <text:p text:style-name="P11">Dirigen la presentación</text:p>
        </text:list-item>
        <text:list-item>
          <text:p text:style-name="P11">De mayor a menor importancia (salvo excepciones)</text:p>
        </text:list-item>
        <text:list-item>
          <text:p text:style-name="P11">Empieza con ellos, acaba con ellos</text:p>
        </text:list-item>
      </text:list>
      <text:p text:style-name="P12"/>
      <text:p text:style-name="P12"/>
      <text:p text:style-name="P13">GUIAS</text:p>
      <text:p text:style-name="P13"/>
      <text:list text:style-name="L5">
        <text:list-item>
          <text:p text:style-name="P14">Un mensaje por slide si puedes en la cabecera mejor</text:p>
        </text:list-item>
        <text:list-item>
          <text:p text:style-name="P14">Descargla la slide, solo los datos que reafirmen los datos</text:p>
        </text:list-item>
        <text:list-item>
          <text:p text:style-name="P14">Se lee de izquierda <text:s/>a derecha y de arriba a abajo</text:p>
        </text:list-item>
      </text:list>
      <text:p text:style-name="P15"/>
      <text:p text:style-name="P15"/>
      <text:p text:style-name="P16">PRESENTAR DATOS</text:p>
      <text:p text:style-name="P16"/>
      <text:list text:style-name="L6">
        <text:list-item>
          <text:p text:style-name="P17">Asegúrate que los datos se ven </text:p>
        </text:list-item>
        <text:list-item>
          <text:p text:style-name="P18">Lo importante es el mensaje, no el dato</text:p>
        </text:list-item>
        <text:list-item>
          <text:p text:style-name="P18"><text:span text:style-name="T3">Claridad, legibilidad, entendible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2:36:22.834000000</meta:creation-date>
    <dc:date>2024-12-10T15:30:17.763000000</dc:date>
    <meta:editing-duration>PT11M56S</meta:editing-duration>
    <meta:editing-cycles>9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27" meta:word-count="141" meta:character-count="758" meta:non-whitespace-character-count="662"/>
  </office:meta>
</office:document-meta>
</file>